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3bf" officeooo:paragraph-rsid="001de3bf"/>
    </style:style>
    <style:style style:name="P2" style:family="paragraph" style:parent-style-name="Standard">
      <style:text-properties officeooo:rsid="001de3bf" officeooo:paragraph-rsid="001f50f4"/>
    </style:style>
    <style:style style:name="P3" style:family="paragraph" style:parent-style-name="Standard">
      <style:text-properties officeooo:rsid="001f50f4" officeooo:paragraph-rsid="001f50f4"/>
    </style:style>
    <style:style style:name="P4" style:family="paragraph" style:parent-style-name="Standard">
      <style:text-properties officeooo:rsid="002242c9" officeooo:paragraph-rsid="002242c9"/>
    </style:style>
    <style:style style:name="P5" style:family="paragraph" style:parent-style-name="Standard">
      <style:text-properties officeooo:rsid="00226d9b" officeooo:paragraph-rsid="00226d9b"/>
    </style:style>
    <style:style style:name="P6" style:family="paragraph" style:parent-style-name="Standard">
      <style:text-properties officeooo:rsid="0022f560" officeooo:paragraph-rsid="0022f560"/>
    </style:style>
    <style:style style:name="P7" style:family="paragraph" style:parent-style-name="Standard">
      <style:text-properties officeooo:rsid="00245c1d" officeooo:paragraph-rsid="00245c1d"/>
    </style:style>
    <style:style style:name="T1" style:family="text">
      <style:text-properties officeooo:rsid="001f50f4"/>
    </style:style>
    <style:style style:name="T2" style:family="text">
      <style:text-properties officeooo:rsid="002242c9"/>
    </style:style>
    <style:style style:name="T3" style:family="text">
      <style:text-properties officeooo:rsid="00226d9b"/>
    </style:style>
    <style:style style:name="T4" style:family="text">
      <style:text-properties officeooo:rsid="0022f560"/>
    </style:style>
    <style:style style:name="T5" style:family="text">
      <style:text-properties officeooo:rsid="00245c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Study: Development of a Mobile Banking Application</text:p>
      <text:p text:style-name="P1">1)Requirement Gathering:</text:p>
      <text:p text:style-name="P1"><text:s/>The project begins with extensive requirement gathering involving stakeholders, including bank executives, IT proffesionals, marketing teams, and potential end-users. Interviews, surveys, and market research help identify essential features, security requirements, compliance regulations, and user experience expectations.</text:p>
      <text:p text:style-name="P1"><text:s/>Challenges:</text:p>
      <text:p text:style-name="P2"><text:s text:c="2"/>*)Aligning diverse stakeholder interests and priorities. </text:p>
      <text:p text:style-name="P2"><text:s text:c="2"/>*<text:span text:style-name="T1">)</text:span>Ensuring compliance with banking regulations and data security standards.</text:p>
      <text:p text:style-name="P1"><text:s text:c="2"/>*)<text:span text:style-name="T1">Anticipating future market trends and user needs.</text:span></text:p>
      <text:p text:style-name="P1"><text:s/><text:span text:style-name="T1">Outcome:</text:span></text:p>
      <text:p text:style-name="P1"><text:s text:c="17"/><text:span text:style-name="T1">A comprehensive requirement document is compiled, detailing functional and non-functional requirements, user stories, wireframes, and acceptance criteria.</text:span></text:p>
      <text:p text:style-name="P1"/>
      <text:p text:style-name="P3">2)Design:</text:p>
      <text:p text:style-name="P3"><text:s/>Design Phase translates gathered requirements into a blueprint for the application. This involves architectural design, database schema design, User Interface (UI) design, and user experience (UX) design.</text:p>
      <text:p text:style-name="P3"><text:s/>Challenges:</text:p>
      <text:p text:style-name="P3"><text:s text:c="2"/>*)Balancing security with usability.</text:p>
      <text:p text:style-name="P3"><text:s text:c="2"/>*)Addressing scalability concerns for future growth.</text:p>
      <text:p text:style-name="P3"><text:s text:c="2"/>*)Integrating with existing banking sy<text:span text:style-name="T2">stems and third-party services.</text:span></text:p>
      <text:p text:style-name="P3"><text:s/><text:span text:style-name="T2">Outcome:</text:span></text:p>
      <text:p text:style-name="P3"><text:s text:c="17"/><text:span text:style-name="T2">Detailed design documents, including system architecture diagrams, database schemas, UI mockups, and UX flowcharts, are created, providing a clear roadmap for development.</text:span></text:p>
      <text:p text:style-name="P3"/>
      <text:p text:style-name="P4">3)Implementation:</text:p>
      <text:p text:style-name="P4"><text:s/>The development team starts coding based on the design specifications. Agile methodologies like Scrum or Kanban may be employed for iterative development and frequent feedback loops.</text:p>
      <text:p text:style-name="P4"><text:s/>Challenges:</text:p>
      <text:p text:style-name="P4"><text:s text:c="2"/>*)Meeting deadlines while maintaining code quality.</text:p>
      <text:p text:style-name="P4"><text:s text:c="2"/>*)Addressing unforeseen <text:span text:style-name="T3">technical complexities.</text:span></text:p>
      <text:p text:style-name="P4"><text:s text:c="2"/>*<text:span text:style-name="T3">)Ensuring cross-platform compatibility for iOs and Android.</text:span></text:p>
      <text:p text:style-name="P4"><text:s/><text:span text:style-name="T3">Outcome:</text:span></text:p>
      <text:p text:style-name="P4"><text:s text:c="17"/><text:span text:style-name="T3">Incremental releases of the application are developed, with features gradually implemented according to the priortized backlog.</text:span></text:p>
      <text:p text:style-name="P4"/>
      <text:p text:style-name="P5">4)Tetting:</text:p>
      <text:p text:style-name="P5"><text:s/>Quality Assurance (QA) engineers conduct various tests, including unit testing, integration testing, system testing, and User Acceptance Testing (UAT). Bugs and issues are identified, documented, and addressed iteratively.</text:p>
      <text:p text:style-name="P5"><text:s/>Challenges:</text:p>
      <text:p text:style-name="P5"><text:s text:c="2"/>*<text:span text:style-name="T4">)Achieving comprehensive test coverage.</text:span></text:p>
      <text:p text:style-name="P5"><text:s text:c="2"/>*<text:span text:style-name="T4">)Ensuring compatibility accross different devices and operating systems.</text:span></text:p>
      <text:p text:style-name="P5"><text:s text:c="2"/>*<text:span text:style-name="T4">)Managing test data and environments securely.</text:span></text:p>
      <text:p text:style-name="P5"><text:s/><text:span text:style-name="T4">Outcoome:</text:span></text:p>
      <text:p text:style-name="P5"><text:s text:c="19"/><text:span text:style-name="T4">A stable and bug-free application is ensured through rigorous testing, enhancing user satisfaction and reliability.</text:span></text:p>
      <text:p text:style-name="P5"/>
      <text:p text:style-name="P6">5)Deployment:</text:p>
      <text:p text:style-name="P6"><text:soft-page-break/><text:s/>The application is deployed to production environments following successful testing. Deployment strategeies like blue-green deployment or canary releases may be employed to minimize downtime and mitigate risks.</text:p>
      <text:p text:style-name="P6"><text:s/>Challenges:</text:p>
      <text:p text:style-name="P6"><text:s text:c="2"/>*)Coordinating deployment across multiple platforms and environments.</text:p>
      <text:p text:style-name="P6"><text:s text:c="2"/>*)Ensuring data migration and backward compatibility.</text:p>
      <text:p text:style-name="P6"><text:s text:c="2"/>*)<text:span text:style-name="T5">Monitoring performance and stability post-deployment.</text:span></text:p>
      <text:p text:style-name="P6"><text:s/><text:span text:style-name="T5">Outcome:</text:span></text:p>
      <text:p text:style-name="P6"><text:s text:c="17"/><text:span text:style-name="T5">The application is successfully launched to users, offering seamless access to banking services on mobile devices.</text:span></text:p>
      <text:p text:style-name="P6"/>
      <text:p text:style-name="P7">6)Maintenance:</text:p>
      <text:p text:style-name="P7"><text:s/>Post-deployment, the application enters the maintenance phase, where ongoing support, bug fixes, performance optimization, and feature enhancements are provided based on user feedback and evolving market demands.</text:p>
      <text:p text:style-name="P7"><text:s/>Challenges:</text:p>
      <text:p text:style-name="P7"><text:s text:c="2"/>*)Balancing new feature development with maintenance tasks.</text:p>
      <text:p text:style-name="P7"><text:s text:c="2"/>*)Managing software updates and security patches.</text:p>
      <text:p text:style-name="P7"><text:s text:c="2"/>*)Addressing scalability issues as user base grows.</text:p>
      <text:p text:style-name="P7"><text:s/>Outcome:</text:p>
      <text:p text:style-name="P7"><text:s text:c="17"/>Continuous improvement and support ensure the application remains competitive, secure, and user-friendly, comntributing to long-term customer satisfaction and business succ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09:23:05.176916928</meta:creation-date>
    <dc:date>2024-06-14T11:54:29.838393319</dc:date>
    <meta:editing-duration>PT1S</meta:editing-duration>
    <meta:editing-cycles>1</meta:editing-cycles>
    <meta:document-statistic meta:table-count="0" meta:image-count="0" meta:object-count="0" meta:page-count="2" meta:paragraph-count="49" meta:word-count="417" meta:character-count="3618" meta:non-whitespace-character-count="3091"/>
    <meta:generator>LibreOffice/7.3.7.2$Linux_X86_64 LibreOffice_project/30$Build-2</meta:generator>
  </office:meta>
</office:document-meta>
</file>